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fo:padding="0.028in" style:rotation-align="none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1710">
            <text:p>1710</text:p>
          </table:table-cell>
          <table:table-cell table:style-name="ce1" office:value-type="float" office:value="433.556227">
            <text:p>433.55622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62.38239">
            <text:p>62.3823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10">
            <text:p>1710</text:p>
          </table:table-cell>
          <table:table-cell table:style-name="ce1" office:value-type="float" office:value="433.556227">
            <text:p>433.55622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62.38239">
            <text:p>62.3823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10">
            <text:p>1710</text:p>
          </table:table-cell>
          <table:table-cell table:style-name="ce1" office:value-type="float" office:value="433.556227">
            <text:p>433.55622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62.38239">
            <text:p>62.3823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10">
            <text:p>1710</text:p>
          </table:table-cell>
          <table:table-cell table:style-name="ce1" office:value-type="float" office:value="433.556227">
            <text:p>433.55622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62.38239">
            <text:p>62.3823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10">
            <text:p>1710</text:p>
          </table:table-cell>
          <table:table-cell table:style-name="ce1" office:value-type="float" office:value="433.556227">
            <text:p>433.55622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62.38239">
            <text:p>62.3823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80">
            <text:p>1680</text:p>
          </table:table-cell>
          <table:table-cell table:style-name="ce1" office:value-type="float" office:value="433.556227">
            <text:p>433.55622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2.59333">
            <text:p>62.5933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80">
            <text:p>1680</text:p>
          </table:table-cell>
          <table:table-cell table:style-name="ce1" office:value-type="float" office:value="433.556227">
            <text:p>433.556227</text:p>
          </table:table-cell>
          <table:table-cell office:value-type="float" office:value="9.8">
            <text:p>9.8</text:p>
          </table:table-cell>
          <table:table-cell office:value-type="float" office:value="1">
            <text:p>1</text:p>
          </table:table-cell>
          <table:table-cell office:value-type="float" office:value="62.59333">
            <text:p>62.5933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80">
            <text:p>1680</text:p>
          </table:table-cell>
          <table:table-cell table:style-name="ce1" office:value-type="float" office:value="433.556227">
            <text:p>433.556227</text:p>
          </table:table-cell>
          <table:table-cell office:value-type="float" office:value="10.2">
            <text:p>10.2</text:p>
          </table:table-cell>
          <table:table-cell office:value-type="float" office:value="2">
            <text:p>2</text:p>
          </table:table-cell>
          <table:table-cell office:value-type="float" office:value="62.59333">
            <text:p>62.5933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80">
            <text:p>1680</text:p>
          </table:table-cell>
          <table:table-cell table:style-name="ce1" office:value-type="float" office:value="433.556227">
            <text:p>433.556227</text:p>
          </table:table-cell>
          <table:table-cell office:value-type="float" office:value="10.5">
            <text:p>10.5</text:p>
          </table:table-cell>
          <table:table-cell office:value-type="float" office:value="3">
            <text:p>3</text:p>
          </table:table-cell>
          <table:table-cell office:value-type="float" office:value="62.59333">
            <text:p>62.5933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80">
            <text:p>1680</text:p>
          </table:table-cell>
          <table:table-cell table:style-name="ce1" office:value-type="float" office:value="433.556227">
            <text:p>433.55622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62.59333">
            <text:p>62.5933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80">
            <text:p>1680</text:p>
          </table:table-cell>
          <table:table-cell table:style-name="ce1" office:value-type="float" office:value="433.556227">
            <text:p>433.55622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62.59333">
            <text:p>62.5933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80">
            <text:p>1680</text:p>
          </table:table-cell>
          <table:table-cell table:style-name="ce1" office:value-type="float" office:value="433.556227">
            <text:p>433.556227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62.59333">
            <text:p>62.5933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80">
            <text:p>1680</text:p>
          </table:table-cell>
          <table:table-cell table:style-name="ce1" office:value-type="float" office:value="433.556227">
            <text:p>433.55622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2.59333">
            <text:p>62.5933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80">
            <text:p>1680</text:p>
          </table:table-cell>
          <table:table-cell table:style-name="ce1" office:value-type="float" office:value="433.556227">
            <text:p>433.556227</text:p>
          </table:table-cell>
          <table:table-cell office:value-type="float" office:value="9.8">
            <text:p>9.8</text:p>
          </table:table-cell>
          <table:table-cell office:value-type="float" office:value="1">
            <text:p>1</text:p>
          </table:table-cell>
          <table:table-cell office:value-type="float" office:value="62.59333">
            <text:p>62.5933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80">
            <text:p>1680</text:p>
          </table:table-cell>
          <table:table-cell table:style-name="ce1" office:value-type="float" office:value="433.556227">
            <text:p>433.556227</text:p>
          </table:table-cell>
          <table:table-cell office:value-type="float" office:value="10.3">
            <text:p>10.3</text:p>
          </table:table-cell>
          <table:table-cell office:value-type="float" office:value="2">
            <text:p>2</text:p>
          </table:table-cell>
          <table:table-cell office:value-type="float" office:value="62.59333">
            <text:p>62.5933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80">
            <text:p>1680</text:p>
          </table:table-cell>
          <table:table-cell table:style-name="ce1" office:value-type="float" office:value="433.556227">
            <text:p>433.55622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62.59333">
            <text:p>62.5933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80">
            <text:p>1680</text:p>
          </table:table-cell>
          <table:table-cell table:style-name="ce1" office:value-type="float" office:value="433.556227">
            <text:p>433.55622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62.59333">
            <text:p>62.5933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80">
            <text:p>1680</text:p>
          </table:table-cell>
          <table:table-cell table:style-name="ce1" office:value-type="float" office:value="433.556227">
            <text:p>433.55622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62.59333">
            <text:p>62.5933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80">
            <text:p>1680</text:p>
          </table:table-cell>
          <table:table-cell table:style-name="ce1" office:value-type="float" office:value="433.556227">
            <text:p>433.556227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62.59333">
            <text:p>62.5933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table:style-name="ce1" office:value-type="float" office:value="433.556227">
            <text:p>433.55622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2.4527">
            <text:p>62.45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table:style-name="ce1" office:value-type="float" office:value="433.556227">
            <text:p>433.55622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2.4527">
            <text:p>62.45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table:style-name="ce1" office:value-type="float" office:value="433.556227">
            <text:p>433.55622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62.4527">
            <text:p>62.45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table:style-name="ce1" office:value-type="float" office:value="433.556227">
            <text:p>433.55622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62.4527">
            <text:p>62.45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table:style-name="ce1" office:value-type="float" office:value="433.556227">
            <text:p>433.55622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62.4527">
            <text:p>62.45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table:style-name="ce1" office:value-type="float" office:value="433.556227">
            <text:p>433.556227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62.4527">
            <text:p>62.45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table:style-name="ce1" office:value-type="float" office:value="433.556227">
            <text:p>433.55622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2.87458">
            <text:p>62.8745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table:style-name="ce1" office:value-type="float" office:value="433.556227">
            <text:p>433.55622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2.87458">
            <text:p>62.8745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table:style-name="ce1" office:value-type="float" office:value="433.556227">
            <text:p>433.556227</text:p>
          </table:table-cell>
          <table:table-cell office:value-type="float" office:value="8.5">
            <text:p>8.5</text:p>
          </table:table-cell>
          <table:table-cell office:value-type="float" office:value="2">
            <text:p>2</text:p>
          </table:table-cell>
          <table:table-cell office:value-type="float" office:value="62.87458">
            <text:p>62.8745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table:style-name="ce1" office:value-type="float" office:value="433.556227">
            <text:p>433.55622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2.87458">
            <text:p>62.8745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table:style-name="ce1" office:value-type="float" office:value="433.556227">
            <text:p>433.556227</text:p>
          </table:table-cell>
          <table:table-cell office:value-type="float" office:value="9.3">
            <text:p>9.3</text:p>
          </table:table-cell>
          <table:table-cell office:value-type="float" office:value="4">
            <text:p>4</text:p>
          </table:table-cell>
          <table:table-cell office:value-type="float" office:value="62.87458">
            <text:p>62.8745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table:style-name="ce1" office:value-type="float" office:value="433.556227">
            <text:p>433.55622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2.87458">
            <text:p>62.8745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790">
            <text:p>790</text:p>
          </table:table-cell>
          <table:table-cell office:value-type="float" office:value="371.650429">
            <text:p>371.650429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68.85114">
            <text:p>68.8511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790">
            <text:p>790</text:p>
          </table:table-cell>
          <table:table-cell office:value-type="float" office:value="371.650429">
            <text:p>371.650429</text:p>
          </table:table-cell>
          <table:table-cell office:value-type="float" office:value="28.5">
            <text:p>28.5</text:p>
          </table:table-cell>
          <table:table-cell office:value-type="float" office:value="1">
            <text:p>1</text:p>
          </table:table-cell>
          <table:table-cell office:value-type="float" office:value="68.85114">
            <text:p>68.8511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790">
            <text:p>790</text:p>
          </table:table-cell>
          <table:table-cell office:value-type="float" office:value="371.650429">
            <text:p>371.650429</text:p>
          </table:table-cell>
          <table:table-cell office:value-type="float" office:value="29.2">
            <text:p>29.2</text:p>
          </table:table-cell>
          <table:table-cell office:value-type="float" office:value="2">
            <text:p>2</text:p>
          </table:table-cell>
          <table:table-cell office:value-type="float" office:value="68.85114">
            <text:p>68.8511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790">
            <text:p>790</text:p>
          </table:table-cell>
          <table:table-cell office:value-type="float" office:value="371.650429">
            <text:p>371.650429</text:p>
          </table:table-cell>
          <table:table-cell office:value-type="float" office:value="29.9">
            <text:p>29.9</text:p>
          </table:table-cell>
          <table:table-cell office:value-type="float" office:value="3">
            <text:p>3</text:p>
          </table:table-cell>
          <table:table-cell office:value-type="float" office:value="68.85114">
            <text:p>68.8511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790">
            <text:p>790</text:p>
          </table:table-cell>
          <table:table-cell office:value-type="float" office:value="371.650429">
            <text:p>371.650429</text:p>
          </table:table-cell>
          <table:table-cell office:value-type="float" office:value="30.8">
            <text:p>30.8</text:p>
          </table:table-cell>
          <table:table-cell office:value-type="float" office:value="4">
            <text:p>4</text:p>
          </table:table-cell>
          <table:table-cell office:value-type="float" office:value="68.85114">
            <text:p>68.8511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790">
            <text:p>790</text:p>
          </table:table-cell>
          <table:table-cell office:value-type="float" office:value="371.650429">
            <text:p>371.650429</text:p>
          </table:table-cell>
          <table:table-cell office:value-type="float" office:value="31.9">
            <text:p>31.9</text:p>
          </table:table-cell>
          <table:table-cell office:value-type="float" office:value="5">
            <text:p>5</text:p>
          </table:table-cell>
          <table:table-cell office:value-type="float" office:value="68.85114">
            <text:p>68.8511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790">
            <text:p>790</text:p>
          </table:table-cell>
          <table:table-cell office:value-type="float" office:value="371.650429">
            <text:p>371.650429</text:p>
          </table:table-cell>
          <table:table-cell office:value-type="float" office:value="32.5">
            <text:p>32.5</text:p>
          </table:table-cell>
          <table:table-cell office:value-type="float" office:value="6">
            <text:p>6</text:p>
          </table:table-cell>
          <table:table-cell office:value-type="float" office:value="68.85114">
            <text:p>68.8511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790">
            <text:p>790</text:p>
          </table:table-cell>
          <table:table-cell office:value-type="float" office:value="371.650429">
            <text:p>371.650429</text:p>
          </table:table-cell>
          <table:table-cell office:value-type="float" office:value="33.5">
            <text:p>33.5</text:p>
          </table:table-cell>
          <table:table-cell office:value-type="float" office:value="7">
            <text:p>7</text:p>
          </table:table-cell>
          <table:table-cell office:value-type="float" office:value="68.85114">
            <text:p>68.8511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650">
            <text:p>650</text:p>
          </table:table-cell>
          <table:table-cell office:value-type="float" office:value="371.650429">
            <text:p>371.650429</text:p>
          </table:table-cell>
          <table:table-cell office:value-type="float" office:value="19.5">
            <text:p>19.5</text:p>
          </table:table-cell>
          <table:table-cell office:value-type="float" office:value="0">
            <text:p>0</text:p>
          </table:table-cell>
          <table:table-cell office:value-type="float" office:value="69.83552">
            <text:p>69.8355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650">
            <text:p>650</text:p>
          </table:table-cell>
          <table:table-cell office:value-type="float" office:value="371.650429">
            <text:p>371.650429</text:p>
          </table:table-cell>
          <table:table-cell office:value-type="float" office:value="20.5">
            <text:p>20.5</text:p>
          </table:table-cell>
          <table:table-cell office:value-type="float" office:value="1">
            <text:p>1</text:p>
          </table:table-cell>
          <table:table-cell office:value-type="float" office:value="70.83552">
            <text:p>70.83552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650">
            <text:p>650</text:p>
          </table:table-cell>
          <table:table-cell office:value-type="float" office:value="371.650429">
            <text:p>371.650429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71.83552">
            <text:p>71.83552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650">
            <text:p>650</text:p>
          </table:table-cell>
          <table:table-cell office:value-type="float" office:value="371.650429">
            <text:p>371.650429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72.83552">
            <text:p>72.83552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650">
            <text:p>650</text:p>
          </table:table-cell>
          <table:table-cell office:value-type="float" office:value="371.650429">
            <text:p>371.650429</text:p>
          </table:table-cell>
          <table:table-cell office:value-type="float" office:value="22.9">
            <text:p>22.9</text:p>
          </table:table-cell>
          <table:table-cell office:value-type="float" office:value="4">
            <text:p>4</text:p>
          </table:table-cell>
          <table:table-cell office:value-type="float" office:value="73.83552">
            <text:p>73.8355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650">
            <text:p>650</text:p>
          </table:table-cell>
          <table:table-cell office:value-type="float" office:value="371.650429">
            <text:p>371.650429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74.83552">
            <text:p>74.8355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650">
            <text:p>650</text:p>
          </table:table-cell>
          <table:table-cell office:value-type="float" office:value="371.650429">
            <text:p>371.650429</text:p>
          </table:table-cell>
          <table:table-cell office:value-type="float" office:value="23.5">
            <text:p>23.5</text:p>
          </table:table-cell>
          <table:table-cell office:value-type="float" office:value="6">
            <text:p>6</text:p>
          </table:table-cell>
          <table:table-cell office:value-type="float" office:value="75.83552">
            <text:p>75.83552</text:p>
          </table:table-cell>
          <table:table-cell office:value-type="float" office:value="11">
            <text:p>11</text:p>
          </table:table-cell>
        </table:table-row>
        <table:table-row table:style-name="ro2" table:number-rows-repeated="1048529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3" number:min-integer-digits="1"/>
    </number:number-style>
    <number:number-style style:name="N125">
      <number:number number:decimal-places="4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 Ferkinhoff</meta:initial-creator>
    <meta:creation-date>2014-09-04T17:01:09</meta:creation-date>
    <dc:date>2014-09-04T17:36:40</dc:date>
    <dc:creator>Carl Ferkinhoff</dc:creator>
    <meta:editing-duration>PT2M48S</meta:editing-duration>
    <meta:editing-cycles>1</meta:editing-cycles>
    <meta:document-statistic meta:table-count="3" meta:cell-count="276" meta:object-count="0"/>
    <meta:generator>LibreOffice/3.5$Linux_X86_64 LibreOffice_project/350m1$Build-2</meta:generator>
  </office:meta>
</office:document-meta>
</file>